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51f6" officeooo:paragraph-rsid="001c51f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c51f6" officeooo:paragraph-rsid="001c51f6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431a" officeooo:paragraph-rsid="001d431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14th</text:span> of <text:span text:style-name="T5">O</text:span><text:span text:style-name="T4">ctober</text:span><text:span text:style-name="T3"> </text:span>202<text:span text:style-name="T3">5</text:span> under the <text:span text:style-name="T4">49th</text:span> PA Meeting.</text:p>
      <text:p text:style-name="P1"/>
      <text:p text:style-name="P1">The Assembly, recognising the current situation,</text:p>
      <text:p text:style-name="P1"/>
      <text:p text:style-name="P2">Constitutes the need to enable keepinventory in the nether and the end because losing items there is a major pain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5">Txots</text:p>
      <text:p text:style-name="P1"/>
      <text:p text:style-name="P1"/>
      <text:p text:style-name="P1"/>
      <text:p text:style-name="Standard"><text:span text:style-name="T1">[</text:span><text:span text:style-name="T2">Motion 49-4: To enable keepinventory in the nether and en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4T18:37:29.479588461</dc:date>
    <meta:editing-duration>PT2M31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7" meta:character-count="351" meta:non-whitespace-character-count="302"/>
  </office:meta>
</office:document-meta>
</file>